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 / Sponsored By Mark!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Sponsored By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mark-silver" xlink:type="simple">Mark! Silver</text:a>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otal-eclipse" xlink:type="simple">Total Eclipse</text:a></text:p>
          </table:table-cell>
          <table:table-cell table:style-name="ce9" office:value-type="date" office:date-value="2017-08-21" calcext:value-type="date">
            <text:p>08/21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pragmatic-jellyfish" xlink:type="simple">Pragmatic Jellyfish</text:a></text:p>
          </table:table-cell>
          <table:table-cell table:style-name="ce9" office:value-type="date" office:date-value="2017-09-09" calcext:value-type="date">
            <text:p>09/09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he-golden-watch" xlink:type="simple">The Golden Watch</text:a></text:p>
          </table:table-cell>
          <table:table-cell table:style-name="ce9" office:value-type="date" office:date-value="2017-09-23" calcext:value-type="date">
            <text:p>09/23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album/plastic-people-ep" xlink:type="simple">Plastic People EP</text:a></text:p>
          </table:table-cell>
          <table:table-cell table:style-name="ce9" office:value-type="date" office:date-value="2017-09-26" calcext:value-type="date">
            <text:p>09/26/17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Sponsored By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Searching For A Soul</text:p>
          </table:table-cell>
          <table:table-cell table:style-name="ce8"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Sponsored By Records</text:p>
          </table:table-cell>
          <table:table-cell table:number-columns-repeated="2" office:value-type="string" calcext:value-type="string">
            <text:p>Prior Friend</text:p>
          </table:table-cell>
          <table:table-cell table:style-name="ce8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Sponsored By Records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table:style-name="ce8"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!S3</text:p>
          </table:table-cell>
          <table:table-cell office:value-type="string" calcext:value-type="string">
            <text:p>Sponsored By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Don’t Take Me Seriously</text:p>
          </table:table-cell>
          <table:table-cell table:style-name="ce9" office:value-type="string" calcext:value-type="string">
            <text:p>'18 or ‘19</text:p>
          </table:table-cell>
        </table:table-row>
        <table:table-row table:style-name="ro1">
          <table:table-cell office:value-type="string" calcext:value-type="string">
            <text:p>M!S4</text:p>
          </table:table-cell>
          <table:table-cell office:value-type="string" calcext:value-type="string">
            <text:p>Sponsored By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table:style-name="ce9" office:value-type="string" calcext:value-type="string">
            <text:p>'19 probably</text:p>
          </table:table-cell>
        </table:table-row>
        <table:table-row table:style-name="ro1">
          <table:table-cell table:number-columns-repeated="4"/>
          <table:table-cell table:style-name="ce9"/>
        </table:table-row>
        <table:table-row table:style-name="ro1">
          <table:table-cell table:style-name="Default" table:number-columns-repeated="5"/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0:27:04.41902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10-21T11:05:13.974296349</dc:date>
    <meta:editing-duration>PT55M30S</meta:editing-duration>
    <meta:editing-cycles>14</meta:editing-cycles>
    <meta:generator>LibreOffice/5.3.6.1$Linux_X86_64 LibreOffice_project/30m0$Build-1</meta:generator>
    <meta:document-statistic meta:table-count="1" meta:cell-count="227" meta:object-count="0"/>
  </office:meta>
</office:document-meta>
</file>